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275cm" fo:min-width="4.5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791cm" fo:min-width="5.33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12.7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9.525cm" svg:x="0.682cm" svg:y="7.985cm">
          <text:p text:style-name="P1">Call-Stac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55cm" svg:height="5.715cm" svg:x="9.89cm" svg:y="6.715cm">
          <text:p text:style-name="P1">Brow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3.285cm" svg:height="2.54cm" svg:x="6.447cm" svg:y="14.97cm">
          <text:p text:style-name="P1">Event-Queue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303cm" svg:height="0.962cm" svg:x="7.35cm" svg:y="3.213cm">
          <draw:text-box>
            <text:p text:style-name="P2"><text:span text:style-name="T1">Event Loop</text:span></text:p>
          </draw:text-box>
        </draw:frame>
        <draw:line draw:style-name="gr5" draw:text-style-name="P4" draw:layer="layout" svg:x1="5.127cm" svg:y1="10.207cm" svg:x2="9.89cm" svg:y2="9.89cm">
          <text:p/>
        </draw:line>
        <draw:line draw:style-name="gr6" draw:text-style-name="P4" draw:layer="layout" svg:x1="14.017cm" svg:y1="12.43cm" svg:x2="14.017cm" svg:y2="14.97cm">
          <text:p/>
        </draw:line>
        <draw:line draw:style-name="gr7" draw:text-style-name="P4" draw:layer="layout" svg:x1="6.397cm" svg:y1="16.24cm" svg:x2="5.445cm" svg:y2="15.605cm">
          <text:p/>
        </draw:line>
        <draw:frame draw:style-name="gr4" draw:text-style-name="P5" draw:layer="layout" svg:width="3.175cm" svg:height="1.673cm" svg:x="6.08cm" svg:y="8.937cm">
          <draw:text-box>
            <text:p>async-call</text:p>
          </draw:text-box>
        </draw:frame>
        <draw:frame draw:style-name="gr8" draw:text-style-name="P5" draw:layer="layout" svg:width="2.54cm" svg:height="3.095cm" svg:x="15.922cm" svg:y="12.112cm">
          <draw:text-box>
            <text:p>Triggered-event-targe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2:13:13.134590737</meta:creation-date>
    <dc:date>2024-01-08T12:17:57.193447627</dc:date>
    <meta:editing-duration>PT4M45S</meta:editing-duration>
    <meta:editing-cycles>1</meta:editing-cycles>
    <meta:document-statistic meta:object-count="9"/>
    <meta:generator>LibreOffice/7.5.9.2$Linux_X86_64 LibreOffice_project/50$Build-2</meta:generator>
  </office:meta>
</office:document-meta>
</file>